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variant="normal" fo:text-transform="none" fo:color="#666666" style:font-name="Arial" fo:font-size="11pt" fo:letter-spacing="0.026cm" fo:font-style="normal" fo:font-weight="normal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Heading_20_1">
      <style:paragraph-properties fo:line-height="100%"/>
      <style:text-properties fo:font-variant="normal" fo:text-transform="none" fo:color="#666666" style:font-name="Arial" fo:font-size="11pt" fo:letter-spacing="0.026cm" fo:font-style="normal" fo:font-weight="normal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Reitinhaku Dijkstran algoritmia käyttäen</text:p>
      <text:p text:style-name="P2"/>
      <text:p text:style-name="P3">Harjoitustyössäni aion toteuttaa reitinhaun verkossa Dijkstran algoritmia käyttäen.</text:p>
      <text:p text:style-name="P3"/>
      <text:p text:style-name="P3">Algoritmin syötetietorekenne on painotettu suuntaamaton verkko, jonka toteutan vierusmatriisina. Algoritmi käy läpi vierusmatriisia ja etsii sen tietojen perusteella lyhimmän reitin lähtösolmusta maalisolmuun.</text:p>
      <text:p text:style-name="P3"/>
      <text:p text:style-name="P3">Dijkstran käyttöön toteutan lisäksi minimikeon, johon Dijkstralla saadut etäisyysarviot talletetaan ja joista pienin on siis aina keon huipulla.</text:p>
      <text:p text:style-name="P3"/>
      <text:p text:style-name="P3">Dijkstran reitinhakualgoritmin aikavaativuus on pahimmassa tapauksessa O(E + V log V) , E=kaarien lukumäärä, V=solmujen lukumäärä. Tilavaativuus algoritmille on O(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line-height="100%"/>
      <style:text-properties fo:font-variant="normal" fo:text-transform="none" fo:color="#666666" style:font-name="Arial" fo:font-size="11pt" fo:letter-spacing="0.026cm" fo:font-style="normal" fo:font-weight="normal" style:font-size-asian="11pt" style:font-size-complex="11pt"/>
    </style:style>
    <style:style style:name="MP2" style:family="paragraph" style:parent-style-name="Text_20_body">
      <style:paragraph-properties fo:line-height="100%"/>
      <style:text-properties fo:font-variant="normal" fo:text-transform="none" fo:color="#666666" style:font-name="Arial" fo:font-size="11pt" fo:letter-spacing="0.026cm" fo:font-style="normal" fo:font-weight="normal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0.45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46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Aineopintojen harjoitustyö: Tietorakenteet ja algoritmit</text:h>
        <text:p text:style-name="MP2">Oskari Jokinen, 014022964 </text:p>
        <text:p text:style-name="MP2">Helsingin Yliopisto, Tietojenkäsittelytieteen laitos, kevät 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kinen Oskari</meta:initial-creator>
    <meta:creation-date>2014-01-15T15:26:33</meta:creation-date>
    <dc:date>2014-01-27T17:01:28</dc:date>
    <meta:editing-duration>PT11M55S</meta:editing-duration>
    <meta:editing-cycles>6</meta:editing-cycles>
    <meta:generator>LibreOffice/3.5$Linux_X86_64 LibreOffice_project/350m1$Build-2</meta:generator>
    <dc:creator>Jokinen Oskari</dc:creator>
    <meta:document-statistic meta:table-count="0" meta:image-count="0" meta:object-count="0" meta:page-count="1" meta:paragraph-count="8" meta:word-count="88" meta:character-count="788" meta:non-whitespace-character-count="788"/>
  </office:meta>
</office:document-meta>
</file>